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6"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7" style:family="paragraph" style:parent-style-name="Standard" style:list-style-name="L1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8" style:family="paragraph" style:parent-style-name="Standard" style:list-style-name="L1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9" style:family="paragraph" style:parent-style-name="Standard" style:list-style-name="L1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3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31" style:family="paragraph" style:parent-style-name="Standard" style:list-style-name="L20">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style:text-position="super 58%"/>
    </style:style>
    <style:style style:name="T6" style:family="text">
      <style:text-properties style:text-position="super 58%" fo:font-weight="normal"/>
    </style:style>
    <style:style style:name="T7" style:family="text">
      <style:text-properties fo:font-weight="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2541480472362678958"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5900372039227043640"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4927781028401082589"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6776743602400896800"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20"><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473272141217151539"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5450028052814877811"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2268455494775731923"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2961744870172819233"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7519322367755207823"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8503549357300992242"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1">skeletons minions should have better passives to make them more intersting, somethat the player has to plan around and tech against</text:p>
        </text:list-item>
        <text:list-item>
          <text:p text:style-name="P21">for play testing and idea purposes, play a game where we give every1 of our characters the best in slot items for that build.</text:p>
        </text:list-item>
        <text:list-item>
          <text:p text:style-name="P21">Mouse over fixer idea: if mousing over inventory item, go to right of mouse.</text:p>
        </text:list-item>
        <text:list-item>
          <text:p text:style-name="P21">Info panels should fade in slowly and nicely</text:p>
        </text:list-item>
        <text:list-item>
          <text:p text:style-name="P21">there should be a timer on the passive panel show of 1 sec. If player has moused over and kept their mouse over itemcard for 1 second, start show info panel tabs logic</text:p>
        </text:list-item>
        <text:list-item>
          <text:p text:style-name="P21">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5585046047116753873" text:style-name="L11">
        <text:list-item>
          <text:p text:style-name="P22">On combat start, camera should be at max zoom out ortho size, currently a little too zoomed in FIXED</text:p>
        </text:list-item>
        <text:list-item>
          <text:p text:style-name="P22">alchemist doesnt fit in activation panel: set sprite masks FIXED</text:p>
        </text:list-item>
        <text:list-item>
          <text:p text:style-name="P22">phoenix dive should cost 10 energy not 20 FIXED</text:p>
        </text:list-item>
        <text:list-item>
          <text:p text:style-name="P22">kings speech bubble should a bit lower, and then a bit to the left FIXED</text:p>
        </text:list-item>
        <text:list-item>
          <text:p text:style-name="P22">item mouse over info panel shows arrow even when no panel is shown FIXED</text:p>
        </text:list-item>
        <text:list-item>
          <text:p text:style-name="P22">rogue didnt get enrage from berserker helm? FIXED</text:p>
        </text:list-item>
        <text:list-item>
          <text:p text:style-name="P22">warlock preset learns old abilities, not new ones FIXED</text:p>
        </text:list-item>
        <text:list-item>
          <text:p text:style-name="P22">alchemist defender model gets built from warlock preset FIXED</text:p>
        </text:list-item>
        <text:list-item>
          <text:p text:style-name="P22">warlock shadow blast ability doesnt show description text correctly on ability bar FIXED</text:p>
        </text:list-item>
        <text:list-item>
          <text:p text:style-name="P22">goblin shooty ended turn withoiut doing anything. Could have moved into range of camo shadow blade and shot him in the face?</text:p>
        </text:list-item>
        <text:list-item>
          <text:p text:style-name="P22">Some move abilities (charge and dash) cause cpu lag FIXED</text:p>
        </text:list-item>
        <text:list-item>
          <text:p text:style-name="P22">item card info panel hover doesnt turn off when item card in loot screen is selected FIXED</text:p>
        </text:list-item>
        <text:list-item>
          <text:p text:style-name="P22">item card info panel hover should go to the right of card when in shop (cant see info panels when mousing over far left cards)</text:p>
        </text:list-item>
        <text:list-item>
          <text:p text:style-name="P22"><text:soft-page-break/>overwatch ability panel says deal 0% damage, make ability data % modifier be 1 to fix FIXED</text:p>
        </text:list-item>
        <text:list-item>
          <text:p text:style-name="P22">camp site fucked: cant remove state. Clicking on the state to remove just applyied well fed state FIXED</text:p>
        </text:list-item>
      </text:list>
      <text:p text:style-name="P4"/>
      <text:p text:style-name="P4"/>
      <text:p text:style-name="P4"/>
      <text:p text:style-name="P5">Play Testing Notes 31/3/2020 </text:p>
      <text:list xml:id="list9143751798658247351" text:style-name="L12">
        <text:list-item>
          <text:p text:style-name="P23">Map 2 should have tree removed from bottom right corner near enemy spawn DONE</text:p>
        </text:list-item>
        <text:list-item>
          <text:p text:style-name="P23">free strike icon is rendering underneath character model, fix DONE</text:p>
        </text:list-item>
        <text:list-item>
          <text:p text:style-name="P23">something wrong with skelly mage ai, not moving towards defenders, just does icy focus on itself then ends turn, fix DONE</text:p>
        </text:list-item>
        <text:list-item>
          <text:p text:style-name="P23">when characters die, their weapons dont fade out slowly at the same rate as the rest of their sprites</text:p>
        </text:list-item>
        <text:list-item>
          <text:p text:style-name="P23">item card info panel in character data view renders underneath the health/xp bards, fix DONE</text:p>
        </text:list-item>
        <text:list-item>
          <text:p text:style-name="P23">camp site vfx/status vfx arent visibile (probably sorting layer issue) FIXED</text:p>
        </text:list-item>
        <text:list-item>
          <text:p text:style-name="P23">paladin comes with a point in guardian, but it should have a point in brawler FIXED</text:p>
        </text:list-item>
        <text:list-item>
          <text:p text:style-name="P23">state effects being applied on combat start cause error if the state expires (cant remove states from active state list while iterating, dumb ass) FIXED</text:p>
        </text:list-item>
      </text:list>
      <text:p text:style-name="P4"/>
      <text:p text:style-name="P5">Play Testing Notes 1/4/2020 </text:p>
      <text:list xml:id="list1800739093782883252"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7345014740728016424"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7371018827272779087" text:style-name="L15">
        <text:list-item>
          <text:p text:style-name="P25">story event continue button is weird shaped (square and large), make more rectangular</text:p>
        </text:list-item>
        <text:list-item>
          <text:p text:style-name="P25">invalid action box should be a bit lower, and actually disappear FIXED</text:p>
        </text:list-item>
        <text:list-item>
          <text:p text:style-name="P25">pierce status has no image FIXED</text:p>
        </text:list-item>
        <text:list-item>
          <text:p text:style-name="P25">find a better icon image for immobilized</text:p>
        </text:list-item>
        <text:list-item>
          <text:p text:style-name="P25">pierce attribute panel in char data shows stacks 1, shoulndt show stacks FIXED</text:p>
        </text:list-item>
        <text:list-item>
          <text:p text:style-name="P25">increase the speed of arrow projectiles by 50%, they seem a bit slow FIXED</text:p>
        </text:list-item>
        <text:list-item>
          <text:p text:style-name="P25">testudo cooldown was set to 3 when it should be 2? FIXED</text:p>
        </text:list-item>
        <text:list-item>
          <text:p text:style-name="P25">change the images of the end turn button FIXED</text:p>
        </text:list-item>
        <text:list-item>
          <text:p text:style-name="P25">in order to make knight/guardian better, maybe 'cautious' passive should give on activation START instead of END</text:p>
        </text:list-item>
        <text:list-item>
          <text:p text:style-name="P25">bulwark needs to be better: make gaining armor easier, or make shield slam do more damage, or cost less energy, or something</text:p>
        </text:list-item>
        <text:list-item>
          <text:p text:style-name="P25">reward screen buttons need be linked to the new reward screen manager script FIXED</text:p>
        </text:list-item>
        <text:list-item>
          <text:p text:style-name="P25">treasure rooms offered boss states as rewards. This should only offer common or rare FIXED</text:p>
        </text:list-item>
        <text:list-item>
          <text:p text:style-name="P25">treasure room screen not properly deactivating after use. Character models and bg image appeared in the a subsequent shop event FIXED</text:p>
        </text:list-item>
        <text:list-item>
          <text:p text:style-name="P25">item 'solid shield' had damage type icon and text appear below it, why?</text:p>
        </text:list-item>
        <text:list-item>
          <text:p text:style-name="P25"><text:soft-page-break/>Change path renderer colour to white FIXED</text:p>
        </text:list-item>
        <text:list-item>
          <text:p text:style-name="P25">poison damage from 'posioned' isnt being resisted? FIXED</text:p>
        </text:list-item>
        <text:list-item>
          <text:p text:style-name="P25">Tendon slash on knight learnt from ability tome said it was on cooldown when it shouldnt be? Either the cooldown is not actually 1 as it says (its 2), or cooldown was not refreshed correctly</text:p>
        </text:list-item>
        <text:list-item>
          <text:p text:style-name="P25">boss fight rewarded 0 gold, should offer at least 10 FIXED</text:p>
        </text:list-item>
        <text:list-item>
          <text:p text:style-name="P25">epic items should cost more in the shop FIXED</text:p>
        </text:list-item>
        <text:list-item>
          <text:p text:style-name="P25">on act 2 load, level bg should be turned off or destroyed</text:p>
        </text:list-item>
        <text:list-item>
          <text:p text:style-name="P25">weird black square thing appears around state info panel's rarity gem, possible bug with mask?</text:p>
        </text:list-item>
        <text:list-item>
          <text:p text:style-name="P25">Drop ability tome here image is missing</text:p>
        </text:list-item>
        <text:list-item>
          <text:p text:style-name="P25">player can be offered states they already have FIXED</text:p>
        </text:list-item>
      </text:list>
      <text:p text:style-name="P7"/>
      <text:p text:style-name="P6">Play Testing Notes 17/4/2020 </text:p>
      <text:list xml:id="list8882316533843270168" text:style-name="L16">
        <text:list-item>
          <text:p text:style-name="P26">kings blessing choices be seperated into 4 categories or so. This way, player is offered a nice variety each time (e.g. one that is always good, one that is risky, one that has benefit and negative, etc)</text:p>
        </text:list-item>
        <text:list-item>
          <text:p text:style-name="P26">status VFX text appears behind effects (like camoflage), it should appear in front. FIXED</text:p>
        </text:list-item>
        <text:list-item>
          <text:p text:style-name="P26">camoflage effect in passive manager should maybe be coroutine: create camoflage status vfx, wait 0.5 seconds, then create smoke.</text:p>
        </text:list-item>
        <text:list-item>
          <text:p text:style-name="P26">Blood offering VFX sequence and logic needs work. Self damage first, then gain energy. Make energy gain play VFX FIXED</text:p>
        </text:list-item>
        <text:list-item>
          <text:p text:style-name="P26">increase affliction panel canvas to 4001 ordering layer. Otherwise it wont appearance FIXED</text:p>
        </text:list-item>
        <text:list-item>
          <text:p text:style-name="P26">afflication panel has lots of sprites deleted. FIXED</text:p>
        </text:list-item>
        <text:list-item>
          <text:p text:style-name="P26">enemy info canvas has lots of missing sprites FIXED</text:p>
        </text:list-item>
        <text:list-item>
          <text:p text:style-name="P26">right click while awaiting ability order AND moused over enemy opens the enemys info panel. Info panel should not open on right click if awaiting on order FIXED</text:p>
        </text:list-item>
        <text:list-item>
          <text:p text:style-name="P26">fiery aura caused an invalid operation exception (caused by handledeath destroy an entity script while iterating over LivingEntityManager.allLivingEntities. Fixed by making new temp list to iterate over) FIXED</text:p>
        </text:list-item>
        <text:list-item>
          <text:p text:style-name="P26">encouraging aura should play a gain energy VFX on friendlys hit FIXED</text:p>
        </text:list-item>
        <text:list-item>
          <text:p text:style-name="P26">projectiles too fast FIXED</text:p>
        </text:list-item>
        <text:list-item>
          <text:p text:style-name="P26">enemy info pane ability images not being set FIXED</text:p>
        </text:list-item>
        <text:list-item>
          <text:p text:style-name="P26">status vfx text a little bit big. Reduce back to normal size, but widen the font object FIXED</text:p>
        </text:list-item>
        <text:list-item>
          <text:p text:style-name="P26"><text:soft-page-break/>event states show the affliction gem, should maybe show the common gem instead FIXED</text:p>
        </text:list-item>
        <text:list-item>
          <text:p text:style-name="P26">learn new ability drag drop box is missing its sprite DONE</text:p>
        </text:list-item>
        <text:list-item>
          <text:p text:style-name="P26">basic enemy should reward +25 xp not 20. this way, a character can level up from 2 basic and a train action done DONE</text:p>
        </text:list-item>
        <text:list-item>
          <text:p text:style-name="P26">unstable passive sprite has been deleted FIXED</text:p>
        </text:list-item>
        <text:list-item>
          <text:p text:style-name="P26">vampire event: maybe instead of gaining lifesteal, characters learn a vampirish ability that has lifesteal. Lifesteal as a passive reward feels a little OP</text:p>
        </text:list-item>
      </text:list>
      <text:p text:style-name="P7"/>
      <text:p text:style-name="P6">Play Testing Notes 2/5/2020 </text:p>
      <text:list xml:id="list843939389256657517" text:style-name="L17">
        <text:list-item>
          <text:p text:style-name="P27">dark elf range model cant be seen in activation panel FIXED</text:p>
        </text:list-item>
        <text:list-item>
          <text:p text:style-name="P27">dark elf ranger bows cant be seen on enemy model fixed</text:p>
        </text:list-item>
        <text:list-item>
          <text:p text:style-name="P27">general debuff not showing on immobilized <text:s/>DONE</text:p>
        </text:list-item>
        <text:list-item>
          <text:p text:style-name="P27">need to make a better debuff VFX DONE</text:p>
        </text:list-item>
        <text:list-item>
          <text:p text:style-name="P27">should maybe remove stealth on dark elf rangers DONE</text:p>
        </text:list-item>
        <text:list-item>
          <text:p text:style-name="P27">when valid charge target is clicked, invalid action still shows error message (target out of range)</text:p>
        </text:list-item>
        <text:list-item>
          <text:p text:style-name="P27">reward screen buttons need their font recentred DONE</text:p>
        </text:list-item>
        <text:list-item>
          <text:p text:style-name="P27">scouting hood item should be better, or should be bumped down to common</text:p>
        </text:list-item>
        <text:list-item>
          <text:p text:style-name="P27">second combat wouldn't start the 1<text:span text:style-name="T5">st</text:span> turn order roll, why?</text:p>
        </text:list-item>
        <text:list-item>
          <text:p text:style-name="P27">Alchemist model doesnt show properly in character data, why? FIXED</text:p>
        </text:list-item>
        <text:list-item>
          <text:p text:style-name="P27">Need to recentre activation window number roll text DONE</text:p>
        </text:list-item>
        <text:list-item>
          <text:p text:style-name="P27">should nerf icy wisdom and inspire to only grant +1 stat not +2, or increase cooldown or energy cost DONE</text:p>
        </text:list-item>
        <text:list-item>
          <text:p text:style-name="P27">on reward screen continue button clicked, we shouldnt close the reward window, just enable the world map. This will allow player to go back and view rewards if they accidently skipped. EVENTMANAGER SHOULD ALSO CLOSE REWARD SCREEN AUTOMATICALLY ON NEW EVENT START DONE</text:p>
        </text:list-item>
        <text:list-item>
          <text:p text:style-name="P27">items in inventory mouse over barely being detected. Or rather, the thing that enables the item card pop up isnt enabling so well. On drag still works well?</text:p>
          <text:list>
            <text:list-item>
              <text:p text:style-name="P27">Starts working properly again in village event?</text:p>
            </text:list-item>
          </text:list>
        </text:list-item>
        <text:list-item>
          <text:p text:style-name="P27">Camp site continue button only enables map view, doesnt make it transisition from off to on screen. DONE</text:p>
        </text:list-item>
        <text:list-item>
          <text:p text:style-name="P27"><text:soft-page-break/>Potions in potion lab/ village event need their text recentred DONE</text:p>
          <text:list>
            <text:list-item>
              <text:p text:style-name="P27">should also have a frame around it, and should fade in slowly</text:p>
            </text:list-item>
          </text:list>
        </text:list-item>
      </text:list>
      <text:list xml:id="list869684997666110914" text:style-name="L18">
        <text:list-item>
          <text:p text:style-name="P28">village event continue button only enables/disables map view, should make it move to centre pos FIXED</text:p>
        </text:list-item>
        <text:list-item>
          <text:p text:style-name="P28">potions should have their text altered /coloured like abilities</text:p>
        </text:list-item>
        <text:list-item>
          <text:p text:style-name="P28">states should have their text altered / coloured like abilities</text:p>
        </text:list-item>
        <text:list-item>
          <text:p text:style-name="P28">thieves guild mem state should just give camo on combat start, not on first activation end DONE</text:p>
        </text:list-item>
        <text:list-item>
          <text:p text:style-name="P28">only 5 elementals should spawn for basic encounter in second half act 1, not 7 FIXED</text:p>
        </text:list-item>
        <text:list-item>
          <text:p text:style-name="P28">damage effect heart symbol is not alligned well with damage text FIXED</text:p>
        </text:list-item>
        <text:list-item>
          <text:p text:style-name="P28">guardian aura should play blue nova effect, not yellow</text:p>
        </text:list-item>
        <text:list-item>
          <text:p text:style-name="P28">blight ability should create a poison missile FIXED</text:p>
        </text:list-item>
        <text:list-item>
          <text:p text:style-name="P28">fireball still creates a sound fx FIXED</text:p>
        </text:list-item>
        <text:list-item>
          <text:p text:style-name="P28">taunting bug sort of. If a character who taunted someone dies, the characters who were taunted still have them as their taunt target, and cant attack. FIXED</text:p>
        </text:list-item>
        <text:list-item>
          <text:p text:style-name="P28">on ANY event start, world map/invntory/char roster should be insta moved off screen (move it while black screen fade is complete) DONE</text:p>
        </text:list-item>
        <text:list-item>
          <text:p text:style-name="P28">state info panel should fade in faster</text:p>
        </text:list-item>
        <text:list-item>
          <text:p text:style-name="P28">melt caused an unresolved action freeze in built game FIXED</text:p>
        </text:list-item>
        <text:list-item>
          <text:p text:style-name="P28">camera lag in combat is back, maybe canvas not being turned off FIXED</text:p>
        </text:list-item>
        <text:list-item>
          <text:p text:style-name="P28">golbin archer has current health set above max health</text:p>
        </text:list-item>
        <text:list-item>
          <text:p text:style-name="P28"/>
        </text:list-item>
      </text:list>
      <text:p text:style-name="P6">Play Testing Notes 2/5/2020 </text:p>
      <text:list xml:id="list33448430" text:continue-numbering="true" text:style-name="L18">
        <text:list-item>
          <text:p text:style-name="P28">golbin archer has current health set above max health DONE</text:p>
        </text:list-item>
        <text:list-item>
          <text:p text:style-name="P28">reward screen causes items in inventory mouse over to be harder to detect. Item card pop ups dont show as easily</text:p>
        </text:list-item>
        <text:list-item>
          <text:p text:style-name="P28">shocked passive info tab description is wrong, its given the description for camoflage FIXED</text:p>
        </text:list-item>
        <text:list-item>
          <text:p text:style-name="P28">rogue is def OP, at least compared to other melee damage dealing presets</text:p>
        </text:list-item>
        <text:list-item>
          <text:p text:style-name="P28">toxic zombie model not showing on activation panel FIXED</text:p>
        </text:list-item>
        <text:list-item>
          <text:p text:style-name="P28">boss event didnt offer an epic item</text:p>
        </text:list-item>
        <text:list-item>
          <text:p text:style-name="P28"><text:soft-page-break/>end boss event got weird behaviour</text:p>
          <text:list>
            <text:list-item>
              <text:p text:style-name="P28">current tiles get destroyed</text:p>
            </text:list-item>
            <text:list-item>
              <text:p text:style-name="P28">world map appear after fade out</text:p>
            </text:list-item>
          </text:list>
        </text:list-item>
      </text:list>
      <text:list xml:id="list802076256689982569" text:style-name="L19">
        <text:list-item>
          <text:p text:style-name="P29">when we modify enemy health from act 2 difficulty, make sure max HP is also adjust properly. Current hp is being pushed over max hp? Why? DONE</text:p>
        </text:list-item>
        <text:list-item>
          <text:p text:style-name="P29">Instruction text on mouse hover needs to be realligned DONE</text:p>
        </text:list-item>
      </text:list>
      <text:p text:style-name="P7"/>
      <text:p text:style-name="P7"/>
      <text:p text:style-name="P6">Play Testing Notes 2/5/2020 </text:p>
      <text:list xml:id="list4117365901948113892" text:style-name="L20">
        <text:list-item>
          <text:p text:style-name="P31"><text:span text:style-name="T7">remove code that makes player get 15 free items on game start DONE</text:span></text:p>
        </text:list-item>
        <text:list-item>
          <text:p text:style-name="P31"><text:span text:style-name="T7">fix 4</text:span><text:span text:style-name="T6">th</text:span><text:span text:style-name="T7"> character data BUTTON, weapon over hangs frame</text:span></text:p>
        </text:list-item>
        <text:list-item>
          <text:p text:style-name="P31"><text:span text:style-name="T7">make masks on ALL char data buttons bigger, simple battle axe over hangs a little but still</text:span></text:p>
        </text:list-item>
        <text:list-item>
          <text:p text:style-name="P31"><text:span text:style-name="T7">character data BUTTONS need to update their view on item change DONE</text:span></text:p>
        </text:list-item>
        <text:list-item>
          <text:p text:style-name="P31"><text:span text:style-name="T7">need to set up text logic to colourize text of state descriptions</text:span></text:p>
        </text:list-item>
        <text:list-item>
          <text:p text:style-name="P31"><text:span text:style-name="T7">many head items still need their masks set up DONE</text:span></text:p>
        </text:list-item>
        <text:list-item>
          <text:p text:style-name="P31"><text:span text:style-name="T7">continue button in shop screen doesnt do anything (it should open the world map)</text:span></text:p>
        </text:list-item>
        <text:list-item>
          <text:p text:style-name="P31"><text:span text:style-name="T7">removing curse of the Blood god affliction didnt remove fading from characters DONE</text:span></text:p>
        </text:list-item>
        <text:list-item>
          <text:p text:style-name="P31"><text:span text:style-name="T7">when ability buttons calculate their damage, they should take things like storm lord, demon etc into account</text:span></text:p>
        </text:list-item>
        <text:list-item>
          <text:p text:style-name="P31"><text:span text:style-name="T7">blade flurry ability: only did one attack, the first attack killed an volatile zombie enemy, then it failed to do the remianing 2 attacks, why? FIXED</text:span></text:p>
        </text:list-item>
        <text:list-item>
          <text:p text:style-name="P31"><text:span text:style-name="T7">Undead necromancer model missing its hands DONE</text:span></text:p>
        </text:list-item>
        <text:list-item>
          <text:p text:style-name="P31"><text:span text:style-name="T7">super conductor ability not working, checking enemy on mouse down logic DONE</text:span></text:p>
        </text:list-item>
        <text:list-item>
          <text:p text:style-name="P31"><text:span text:style-name="T7">orcish tendencies should be +5 strenght AND -3 wisd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5T13:24:35.79</dc:date>
    <dc:creator>Black Will</dc:creator>
    <meta:editing-duration>P1DT14H31M46S</meta:editing-duration>
    <meta:editing-cycles>14</meta:editing-cycles>
    <meta:generator>OpenOffice/4.1.6$Win32 OpenOffice.org_project/416m1$Build-9790</meta:generator>
    <meta:document-statistic meta:table-count="0" meta:image-count="0" meta:object-count="0" meta:page-count="14" meta:paragraph-count="316" meta:word-count="4662" meta:character-count="26004"/>
  </office:meta>
</office:document-meta>
</file>